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Hindi1" svg:font-family="'Lohit Hindi'"/>
    <style:font-face style:name="Courier 10 Pitch" svg:font-family="'Courier 10 Pitch'" style:font-pitch="fixed"/>
    <style:font-face style:name="Bitstream Vera Sans Mono" svg:font-family="'Bitstream Vera Sans Mono'" style:font-family-generic="swiss"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color="#000000" style:font-name="Liberation Sans" fo:font-size="11pt" fo:language="en" fo:country="US" fo:font-weight="normal" officeooo:paragraph-rsid="0027d458" style:font-size-asian="11pt" style:font-weight-asian="normal" style:font-size-complex="11pt" style:font-weight-complex="bold"/>
    </style:style>
    <style:style style:name="P24"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42"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43"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officeooo:paragraph-rsid="0027d458"/>
    </style:style>
    <style:style style:name="P45"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bold"/>
    </style:style>
    <style:style style:name="P48"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Liberation Sans" fo:font-size="11pt" fo:language="en" fo:country="US" fo:font-weight="bold" officeooo:paragraph-rsid="0027d458"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55"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56"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57"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58"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59" style:family="paragraph" style:parent-style-name="Standard">
      <style:paragraph-properties fo:margin-left="0.4925in" fo:margin-right="0in" fo:text-indent="0in" style:auto-text-indent="false"/>
      <style:text-properties style:font-name="DejaVu Sans"/>
    </style:style>
    <style:style style:name="P60" style:family="paragraph" style:parent-style-name="Standard">
      <style:paragraph-properties fo:margin-left="0.4925in" fo:margin-right="0in" fo:text-indent="0in" style:auto-text-indent="false"/>
      <style:text-properties style:font-name="DejaVu Sans" officeooo:rsid="000e2b81" officeooo:paragraph-rsid="000e2b81"/>
    </style:style>
    <style:style style:name="P61" style:family="paragraph" style:parent-style-name="Standard">
      <style:paragraph-properties fo:margin-left="0.4925in" fo:margin-right="0in" fo:text-align="justify" style:justify-single-word="false" fo:text-indent="0in" style:auto-text-indent="false"/>
      <style:text-properties style:font-name="DejaVu Sans" fo:font-size="12pt" fo:font-weight="normal" officeooo:paragraph-rsid="000e2b81" style:font-size-asian="10.5pt" style:font-weight-asian="normal" style:font-size-complex="12pt" style:font-weight-complex="normal"/>
    </style:style>
    <style:style style:name="P62" style:family="paragraph" style:parent-style-name="Standard">
      <style:paragraph-properties fo:margin-left="0.4925in" fo:margin-right="0in" fo:text-align="justify" style:justify-single-word="false" fo:text-indent="0in" style:auto-text-indent="false"/>
      <style:text-properties fo:font-size="12pt" fo:font-weight="normal" officeooo:paragraph-rsid="000e2b81" style:font-size-asian="10.5pt" style:font-weight-asian="normal" style:font-size-complex="12pt" style:font-weight-complex="normal"/>
    </style:style>
    <style:style style:name="P63"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6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6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6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67"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68"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69"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70"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71"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72"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73"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74"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90"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94"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95"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103"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10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0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0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08"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0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1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12"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1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11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115"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1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15332e" officeooo:paragraph-rsid="00351a06" style:font-size-asian="14pt" style:font-weight-asian="bold" style:font-size-complex="14pt" style:font-weight-complex="bold"/>
    </style:style>
    <style:style style:name="P118"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officeooo:rsid="001654b0" style:font-weight-asian="bold" style:font-weight-complex="bold"/>
    </style:style>
    <style:style style:name="T3" style:family="text">
      <style:text-properties style:font-name="Courier 10 Pitch"/>
    </style:style>
    <style:style style:name="T4" style:family="text">
      <style:text-properties style:font-name="Courier 10 Pitch" officeooo:rsid="0012e254"/>
    </style:style>
    <style:style style:name="T5" style:family="text">
      <style:text-properties style:font-name="Courier 10 Pitch" officeooo:rsid="001654b0"/>
    </style:style>
    <style:style style:name="T6" style:family="text">
      <style:text-properties style:font-name="Courier 10 Pitch" officeooo:rsid="001f86e0"/>
    </style:style>
    <style:style style:name="T7" style:family="text">
      <style:text-properties style:font-name="Courier 10 Pitch" officeooo:rsid="002222ff"/>
    </style:style>
    <style:style style:name="T8" style:family="text">
      <style:text-properties style:font-name="Courier 10 Pitch" officeooo:rsid="00211699"/>
    </style:style>
    <style:style style:name="T9" style:family="text">
      <style:text-properties style:font-name="Courier 10 Pitch" fo:font-size="12pt" style:font-size-asian="12pt" style:font-size-complex="12pt"/>
    </style:style>
    <style:style style:name="T10" style:family="text">
      <style:text-properties style:font-name="Courier 10 Pitch" fo:language="en" fo:country="US"/>
    </style:style>
    <style:style style:name="T11" style:family="text">
      <style:text-properties officeooo:rsid="000e2b81"/>
    </style:style>
    <style:style style:name="T12" style:family="text">
      <style:text-properties style:font-name="DejaVu Sans"/>
    </style:style>
    <style:style style:name="T13" style:family="text">
      <style:text-properties style:font-name="DejaVu Sans" fo:font-weight="bold" officeooo:rsid="0017b1bc" style:font-weight-asian="bold" style:font-weight-complex="bold"/>
    </style:style>
    <style:style style:name="T14" style:family="text">
      <style:text-properties style:font-name="DejaVu Sans" fo:font-weight="bold" officeooo:rsid="0018d182" style:font-weight-asian="bold" style:font-weight-complex="bold"/>
    </style:style>
    <style:style style:name="T15" style:family="text">
      <style:text-properties style:font-name="DejaVu Sans" fo:font-weight="bold" officeooo:rsid="0019fb7a" style:font-weight-asian="bold" style:font-weight-complex="bold"/>
    </style:style>
    <style:style style:name="T16" style:family="text">
      <style:text-properties style:font-name="DejaVu Sans" fo:font-weight="bold" officeooo:rsid="001d4219" style:font-weight-asian="bold" style:font-weight-complex="bold"/>
    </style:style>
    <style:style style:name="T17" style:family="text">
      <style:text-properties style:font-name="DejaVu Sans" officeooo:rsid="001654b0"/>
    </style:style>
    <style:style style:name="T18" style:family="text">
      <style:text-properties style:font-name="DejaVu Sans" officeooo:rsid="0017b1bc"/>
    </style:style>
    <style:style style:name="T19" style:family="text">
      <style:text-properties style:font-name="DejaVu Sans" officeooo:rsid="0018d182"/>
    </style:style>
    <style:style style:name="T20" style:family="text">
      <style:text-properties style:font-name="DejaVu Sans" officeooo:rsid="0019fb7a"/>
    </style:style>
    <style:style style:name="T21" style:family="text">
      <style:text-properties style:font-name="DejaVu Sans" officeooo:rsid="001c3e00"/>
    </style:style>
    <style:style style:name="T22" style:family="text">
      <style:text-properties style:font-name="DejaVu Sans" officeooo:rsid="001d4219"/>
    </style:style>
    <style:style style:name="T23" style:family="text">
      <style:text-properties style:font-name="DejaVu Sans" officeooo:rsid="001f86e0"/>
    </style:style>
    <style:style style:name="T24" style:family="text">
      <style:text-properties style:font-name="DejaVu Sans" fo:font-style="italic" style:font-style-asian="italic" style:font-style-complex="italic"/>
    </style:style>
    <style:style style:name="T25" style:family="text">
      <style:text-properties style:font-name="DejaVu Sans" officeooo:rsid="0027d458"/>
    </style:style>
    <style:style style:name="T26" style:family="text">
      <style:text-properties style:font-name="DejaVu Sans" fo:font-size="12pt" style:font-size-asian="12pt" style:font-size-complex="12pt"/>
    </style:style>
    <style:style style:name="T27" style:family="text">
      <style:text-properties style:font-name="DejaVu Sans" fo:font-size="12pt" officeooo:rsid="0025f3b8" style:font-size-asian="12pt" style:font-size-complex="12pt"/>
    </style:style>
    <style:style style:name="T28" style:family="text">
      <style:text-properties style:font-name="DejaVu Sans" fo:font-size="12pt" officeooo:rsid="0027d458" style:font-size-asian="12pt" style:font-size-complex="12pt"/>
    </style:style>
    <style:style style:name="T29" style:family="text">
      <style:text-properties style:font-name="DejaVu Sans" officeooo:rsid="002a72d4"/>
    </style:style>
    <style:style style:name="T30" style:family="text">
      <style:text-properties officeooo:rsid="000f4dfb"/>
    </style:style>
    <style:style style:name="T31" style:family="text">
      <style:text-properties fo:color="#000000" style:font-name="DejaVu Sans"/>
    </style:style>
    <style:style style:name="T32" style:family="text">
      <style:text-properties fo:color="#000000" style:font-name="DejaVu Sans" officeooo:rsid="000f4dfb"/>
    </style:style>
    <style:style style:name="T33" style:family="text">
      <style:text-properties fo:color="#000000" officeooo:rsid="0027d458"/>
    </style:style>
    <style:style style:name="T34" style:family="text">
      <style:text-properties fo:color="#000000" fo:language="en" fo:country="US" officeooo:rsid="0019fb7a"/>
    </style:style>
    <style:style style:name="T35" style:family="text">
      <style:text-properties officeooo:rsid="0010f469"/>
    </style:style>
    <style:style style:name="T36" style:family="text">
      <style:text-properties officeooo:rsid="0012e254"/>
    </style:style>
    <style:style style:name="T37" style:family="text">
      <style:text-properties officeooo:rsid="001654b0"/>
    </style:style>
    <style:style style:name="T38" style:family="text">
      <style:text-properties officeooo:rsid="0018d182"/>
    </style:style>
    <style:style style:name="T39" style:family="text">
      <style:text-properties officeooo:rsid="0019fb7a"/>
    </style:style>
    <style:style style:name="T40" style:family="text">
      <style:text-properties officeooo:rsid="001bbd4a"/>
    </style:style>
    <style:style style:name="T41" style:family="text">
      <style:text-properties officeooo:rsid="001c3e00"/>
    </style:style>
    <style:style style:name="T42" style:family="text">
      <style:text-properties officeooo:rsid="001d4219"/>
    </style:style>
    <style:style style:name="T43" style:family="text">
      <style:text-properties fo:background-color="transparent" loext:char-shading-value="0"/>
    </style:style>
    <style:style style:name="T44" style:family="text">
      <style:text-properties officeooo:rsid="001d800e" fo:background-color="transparent" loext:char-shading-value="0"/>
    </style:style>
    <style:style style:name="T45" style:family="text">
      <style:text-properties officeooo:rsid="00211699"/>
    </style:style>
    <style:style style:name="T46" style:family="text">
      <style:text-properties style:font-name="Liberation Sans" fo:font-size="11pt" fo:language="en" fo:country="US" fo:font-weight="normal" style:font-size-asian="11pt" style:font-weight-asian="normal" style:font-size-complex="11pt" style:font-weight-complex="normal"/>
    </style:style>
    <style:style style:name="T47" style:family="text">
      <style:text-properties style:font-name="Liberation Sans" fo:font-size="11pt" fo:language="en" fo:country="US" fo:font-weight="normal" style:font-size-asian="11pt" style:font-weight-asian="normal" style:font-size-complex="11pt" style:font-weight-complex="bold"/>
    </style:style>
    <style:style style:name="T48" style:family="text">
      <style:text-properties style:font-name="Liberation Sans" fo:font-size="11pt" fo:language="en" fo:country="US" fo:font-weight="bold" style:font-size-asian="11pt" style:font-weight-asian="bold" style:font-size-complex="11pt" style:font-weight-complex="bold"/>
    </style:style>
    <style:style style:name="T49" style:family="text">
      <style:text-properties officeooo:rsid="002239b1"/>
    </style:style>
    <style:style style:name="T50" style:family="text">
      <style:text-properties fo:language="en" fo:country="US"/>
    </style:style>
    <style:style style:name="T51" style:family="text">
      <style:text-properties fo:language="en" fo:country="US" officeooo:rsid="002239b1"/>
    </style:style>
    <style:style style:name="T52" style:family="text">
      <style:text-properties style:font-name="Bitstream Vera Sans Mono" fo:font-weight="normal" style:font-weight-asian="normal" style:font-weight-complex="normal"/>
    </style:style>
    <style:style style:name="T53" style:family="text">
      <style:text-properties officeooo:rsid="0025f3b8"/>
    </style:style>
    <style:style style:name="T54" style:family="text">
      <style:text-properties fo:font-weight="normal" style:font-weight-asian="normal" style:font-weight-complex="normal"/>
    </style:style>
    <style:style style:name="T55" style:family="text">
      <style:text-properties fo:font-weight="normal" officeooo:rsid="00283bd8" style:font-weight-asian="normal" style:font-weight-complex="normal"/>
    </style:style>
    <style:style style:name="T56" style:family="text">
      <style:text-properties style:font-name="Bitstream Vera Sans" fo:font-weight="normal" style:font-weight-asian="normal" style:font-weight-complex="normal"/>
    </style:style>
    <style:style style:name="T57" style:family="text">
      <style:text-properties officeooo:rsid="00283bd8"/>
    </style:style>
    <style:style style:name="T58" style:family="text">
      <style:text-properties officeooo:rsid="002a72d4"/>
    </style:style>
    <style:style style:name="T59" style:family="text">
      <style:text-properties style:font-name="Courier 10 Pitch"/>
    </style:style>
    <style:style style:name="T60" style:family="text">
      <style:text-properties style:font-name="Courier 10 Pitch" officeooo:rsid="002a72d4"/>
    </style:style>
    <style:style style:name="T61" style:family="text">
      <style:text-properties style:font-name="Courier 10 Pitch" officeooo:rsid="0032bbf2"/>
    </style:style>
    <style:style style:name="T62" style:family="text">
      <style:text-properties style:font-name="Courier 10 Pitch" fo:font-weight="normal" style:font-weight-asian="normal" style:font-weight-complex="normal"/>
    </style:style>
    <style:style style:name="T63" style:family="text">
      <style:text-properties officeooo:rsid="002b8607"/>
    </style:style>
    <style:style style:name="T64" style:family="text">
      <style:text-properties style:font-name="DejaVu Sans"/>
    </style:style>
    <style:style style:name="T65" style:family="text">
      <style:text-properties officeooo:rsid="002cdbb8"/>
    </style:style>
    <style:style style:name="T66" style:family="text">
      <style:text-properties officeooo:rsid="002e327e"/>
    </style:style>
    <style:style style:name="T67" style:family="text">
      <style:text-properties fo:font-style="italic" style:font-style-asian="italic" style:font-style-complex="italic"/>
    </style:style>
    <style:style style:name="T68" style:family="text">
      <style:text-properties fo:font-style="italic" officeooo:rsid="00391bda" style:font-style-asian="italic" style:font-style-complex="italic"/>
    </style:style>
    <style:style style:name="T69" style:family="text">
      <style:text-properties fo:font-style="italic" officeooo:rsid="003ad973" style:font-style-asian="italic" style:font-style-complex="italic"/>
    </style:style>
    <style:style style:name="T70" style:family="text">
      <style:text-properties officeooo:rsid="0032bbf2"/>
    </style:style>
    <style:style style:name="T71" style:family="text">
      <style:text-properties officeooo:rsid="0033bbe5"/>
    </style:style>
    <style:style style:name="T72" style:family="text">
      <style:text-properties officeooo:rsid="0038f9cb"/>
    </style:style>
    <style:style style:name="T73" style:family="text">
      <style:text-properties officeooo:rsid="00391bda"/>
    </style:style>
    <style:style style:name="T74" style:family="text">
      <style:text-properties fo:color="#000080"/>
    </style:style>
    <style:style style:name="T75" style:family="text">
      <style:text-properties fo:color="#000080" officeooo:rsid="00391bda"/>
    </style:style>
    <style:style style:name="T76" style:family="text">
      <style:text-properties fo:color="#ff0000"/>
    </style:style>
    <style:style style:name="T77" style:family="text">
      <style:text-properties fo:color="#ff0000" officeooo:rsid="00391bda"/>
    </style:style>
    <style:style style:name="T78" style:family="text">
      <style:text-properties fo:color="#008000"/>
    </style:style>
    <style:style style:name="T79" style:family="text">
      <style:text-properties fo:color="#008000" officeooo:rsid="00391bda"/>
    </style:style>
    <style:style style:name="T80" style:family="text">
      <style:text-properties officeooo:rsid="00398df0"/>
    </style:style>
    <style:style style:name="T81" style:family="text">
      <style:text-properties officeooo:rsid="003ad9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e ExaML v<text:span text:style-name="T11">3</text:span>.0.X Manual</text:p>
      <text:p text:style-name="P25"/>
      <text:p text:style-name="P41"><text:span text:style-name="T65">January</text:span> <text:span text:style-name="T65">3</text:span> 201<text:span text:style-name="T65">5</text:span></text:p>
      <text:p text:style-name="P42"/>
      <text:p text:style-name="P42">Alexandros Stamatakis</text:p>
      <text:p text:style-name="P42">Heidelberg Institute for Theoretical Studies</text:p>
      <text:p text:style-name="P26"/>
      <text:p text:style-name="P26"/>
      <text:p text:style-name="P26"/>
      <text:p text:style-name="P54"/>
      <text:p text:style-name="P54"><text:tab/>Introduction</text:p>
      <text:p text:style-name="P54"><text:tab/>Compiling</text:p>
      <text:p text:style-name="P54"><text:tab/>Usage Example <text:span text:style-name="T45">&amp; Command Line Options</text:span></text:p>
      <text:p text:style-name="P54"><text:tab/><text:span text:style-name="T37">Production Level Analyses</text:span></text:p>
      <text:p text:style-name="P54"><text:tab/><text:span text:style-name="T57">Running ExaML on the Intel MIC</text:span></text:p>
      <text:p text:style-name="P54"><text:tab/><text:span text:style-name="T57">Frequently Asked Questions</text:span></text:p>
      <text:p text:style-name="P39"/>
      <text:p text:style-name="P39">Introduction</text:p>
      <text:p text:style-name="P28"/>
      <text:p text:style-name="P28">Exascale Maximum Likelihood (ExaML) is a code for phylogenetic inference using MPI. This code implements the popular RAxML search algorithm for maximum likelihood based inference of phylogenetic trees. </text:p>
      <text:p text:style-name="P37"><text:span text:style-name="T51">ExaML</text:span><text:span text:style-name="T50"> is a strapped-down light-weight version of RAxML for </text:span><text:span text:style-name="T51">phylogenetic inference on huge datasets</text:span><text:span text:style-name="T50">. It can only execute some very basic functions and is intended for computer-savvy users that can write little perl-scripts and have experience using queue submission scripts for clusters. </text:span><text:span text:style-name="T51">ExaML</text:span><text:span text:style-name="T50"> only implements the CAT and GAMMA models of rate heterogeneity for </text:span><text:span text:style-name="T51">binary, </text:span><text:span text:style-name="T50">DNA, and protein data. </text:span></text:p>
      <text:p text:style-name="P32"><text:span text:style-name="T49">ExaML</text:span> uses a radically new MPI parallelization approach that yields improved parallel efficiency, in particular on partitioned multi-gene or whole-genome datasets. <text:span text:style-name="T30">It also implements a new load balancing algorithm that yields better parallel efficiency.</text:span></text:p>
      <text:p text:style-name="P29">It is up to 4 times faster than its predecessor RAxML-Light [1] <text:span text:style-name="T11">and scales to a larger number of processors</text:span>. </text:p>
      <text:p text:style-name="P29"/>
      <text:p text:style-name="P29">Please cite the following paper<text:span text:style-name="T11">s</text:span> when using ExaML: </text:p>
      <text:p text:style-name="P28"/>
      <text:p text:style-name="P61">A. Stamatakis, A.J. Aberer: “Novel Parallelization Schemes for large-scale likelihood-based phylogenetic inference”. Pages 1195-1204 in proceedings of IEEE 27th International Symposium on Parallel &amp; Distributed Processing (IPDPS), Boston, MA, May 2013.</text:p>
      <text:p text:style-name="P62"><text:a xlink:type="simple" xlink:href="http://ieeexplore.ieee.org/xpl/login.jsp?tp=&amp;arnumber=6569896&amp;url=http%3A%2F%2Fieeexplore.ieee.org%2Fxpls%2Fabs_all.jsp%3Farnumber%3D6569896"><text:span text:style-name="T12">http://ieeexplore.ieee.org/xpl/login.jsp?tp=&amp;arnumber=6569896&amp;url=http%3A%2F%2Fieeexplore.ieee.org%2Fxpls%2Fabs_all.jsp%3Farnumber%3D6569896</text:span></text:a><text:span text:style-name="T12"> </text:span></text:p>
      <text:p text:style-name="P28"/>
      <text:p text:style-name="P59">T. Flouri, A. Stamatakis, K. Kobert, A.J. Aberer: "The divisible load balance problem and its application to phylogenetic inference". In Proceedings of <text:soft-page-break/>WABI 2014, Wroclaw, Poland, September 2014.</text:p>
      <text:p text:style-name="P60"><text:a xlink:type="simple" xlink:href="http://link.springer.com/chapter/10.1007%2F978-3-662-44753-6_16#page-1">http://link.springer.com/chapter/10.1007%2F978-3-662-44753-6_16#page-1</text:a> </text:p>
      <text:p text:style-name="P28"/>
      <text:p text:style-name="P28">Similar to RaxML-Light <text:span text:style-name="T11">whose development has been discontinued</text:span>, ExaML also implements checkpointing, SSE3, AVX vectorization and memory saving techniques. The usage philosophy is similar<text:span text:style-name="T30"> to RAxML, albeit it only implements a subset of RAxML features. It will be very helpful to read the RAxML manual, before getting started with ExaML.</text:span></text:p>
      <text:p text:style-name="P28"/>
      <text:p text:style-name="P33">Support is provided via the RAxML google group:</text:p>
      <text:p text:style-name="P3"><text:a xlink:type="simple" xlink:href="https://groups.google.com/forum/?hl=de&amp;fromgroups#!forum/raxml"><text:span text:style-name="T12">https://groups.google.com/forum/?hl=de&amp;fromgroups#!forum/raxml</text:span></text:a><text:span text:style-name="T12">. </text:span></text:p>
      <text:p text:style-name="P2"><text:span text:style-name="T31">Please refrain from sending emails with questions directly to the authors of the code! </text:span><text:span text:style-name="T32">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1">ExaML has been used, for instance, in the following two science papers:</text:p>
      <text:p text:style-name="P63"/>
      <text:p text:style-name="P63"><text:a xlink:type="simple" xlink:href="http://www.sciencemag.org/content/346/6215/1320.abstract"><text:span text:style-name="T12">http://www.sciencemag.org/content/346/6215/1320.abstract</text:span></text:a><text:span text:style-name="T31"> </text:span></text:p>
      <text:p text:style-name="P63"><text:a xlink:type="simple" xlink:href="http://www.sciencemag.org/content/346/6210/763"><text:span text:style-name="T12">http://www.sciencemag.org/content/346/6210/763</text:span></text:a><text:span text:style-name="T31"> </text:span></text:p>
      <text:p text:style-name="P28"/>
      <text:p text:style-name="P1"><text:span text:style-name="T12">[1] A. Stamatakis, A.J. Aberer, C. Goll, S.A. Smith, S.A. Berger, F. Izquierdo-Carrasco: "RAxML-Light: A Tool for computing TeraByte Phylogenies", </text:span><text:span text:style-name="T24">Bioinformatics</text:span><text:span text:style-name="T12"> </text:span><text:a xlink:type="simple" xlink:href="http://bioinformatics.oxfordjournals.org/content/28/15/2064.short"><text:span text:style-name="T12">http://bioinformatics.oxfordjournals.org/content/28/15/2064.short</text:span></text:a><text:span text:style-name="T12"> </text:span></text:p>
      <text:p text:style-name="P28"/>
      <text:p text:style-name="P39">Compiling the code</text:p>
      <text:p text:style-name="P39"/>
      <text:p text:style-name="P28">There is actually a suite of tools <text:span text:style-name="T30">required </text:span>to accomplish the task of inferring large phylogenies.</text:p>
      <text:p text:style-name="P28"/>
      <text:p text:style-name="P28">When you download the code there will be four relevant directories:</text:p>
      <text:p text:style-name="P28"/>
      <text:p text:style-name="P55">examl <text:s/></text:p>
      <text:p text:style-name="P55">manual <text:s/></text:p>
      <text:p text:style-name="P55">parser</text:p>
      <text:p text:style-name="P55">testData</text:p>
      <text:p text:style-name="P1"/>
      <text:p text:style-name="P28">Let's first compile the parse-examl by typing:</text:p>
      <text:p text:style-name="P1"/>
      <text:p text:style-name="P55">cd parser</text:p>
      <text:p text:style-name="P55">make -f Makefile.SSE3.gcc</text:p>
      <text:p text:style-name="P1"/>
      <text:p text:style-name="P1"><text:span text:style-name="T12">This should produce an executable called</text:span> <text:span text:style-name="T3">parse-examl</text:span></text:p>
      <text:p text:style-name="P1"/>
      <text:p text:style-name="P1"><text:span text:style-name="T12">Next, let's compile ExaML. Note that, you will require a MPI compiler, usually called </text:span><text:span text:style-name="T3">mpicc</text:span><text:span text:style-name="T12"> to accomplish this task (if you don't know what this is ask your local </text:span><text:soft-page-break/><text:span text:style-name="T12">geeks; the OpenMPI MPI implementation is usually relatively easy to install: </text:span><text:a xlink:type="simple" xlink:href="http://www.open-mpi.de/"><text:span text:style-name="T12">http://www.open-mpi.de/</text:span></text:a><text:span text:style-name="T12">). </text:span></text:p>
      <text:p text:style-name="P1"/>
      <text:p text:style-name="P28">Type:</text:p>
      <text:p text:style-name="P1"/>
      <text:p text:style-name="P55">cd ../examl/</text:p>
      <text:p text:style-name="P55">make -f Makefile.SSE3.gcc</text:p>
      <text:p text:style-name="P58"/>
      <text:p text:style-name="P1"><text:span text:style-name="T12">→ this will compile the SSE3 vectorized version of the code, the binary will be called </text:span><text:span text:style-name="T3">examl</text:span></text:p>
      <text:p text:style-name="P1"/>
      <text:p text:style-name="P28">If you have a recently purchased system you can also try to compile the AVX-<text:span text:style-name="T30">ion </text:span>vectorized version of ExaML (for performance and further details please refer to the on-line supplement of [1]). <text:span text:style-name="T30">Whenever you can, please use the AVX version of the code which is faster!</text:span></text:p>
      <text:p text:style-name="P28"/>
      <text:p text:style-name="P1"><text:span text:style-name="T12">first remove the object files created when you compiled the SSE3 version of <text:s/></text:span><text:span text:style-name="T3">examl</text:span><text:span text:style-name="T12">:</text:span></text:p>
      <text:p text:style-name="P1"/>
      <text:p text:style-name="P55">rm *.o</text:p>
      <text:p text:style-name="P24"/>
      <text:p text:style-name="P28">then compile the AVX version by typing:</text:p>
      <text:p text:style-name="P24"/>
      <text:p text:style-name="P55">make -f Makefile.AVX.gcc</text:p>
      <text:p text:style-name="P1"/>
      <text:p text:style-name="P1"><text:span text:style-name="T12">this should produce a binary called</text:span> <text:span text:style-name="T3">examl-AVX</text:span></text:p>
      <text:p text:style-name="P1"/>
      <text:p text:style-name="P39">Usage Example <text:span text:style-name="T45">&amp; Command Line Options</text:span></text:p>
      <text:p text:style-name="P43"/>
      <text:p text:style-name="P28">I will walk you through a simple example of how to use the code on my laptop. </text:p>
      <text:p text:style-name="P28"/>
      <text:p text:style-name="P27">The Parser</text:p>
      <text:p text:style-name="P28"/>
      <text:p text:style-name="P30">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35">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35">http://en.wikipedia.org/wiki/Amdahl%27s_law</text:span></text:a><text:span text:style-name="T35"> </text:span></text:p>
      <text:p text:style-name="P28"/>
      <text:p text:style-name="P28">Help for the command line arguments of the <text:span text:style-name="T3">parse-examl</text:span> can be obtained by typing:</text:p>
      <text:p text:style-name="P1"/>
      <text:p text:style-name="P55">./parse-examl -h </text:p>
      <text:p text:style-name="P43"/>
      <text:p text:style-name="P55">parse-examl </text:p>
      <text:p text:style-name="P43"><text:soft-page-break/><text:s text:c="6"/><text:tab/>-s sequenceFileName </text:p>
      <text:p text:style-name="P43"><text:s text:c="6"/><text:tab/>-n outputFileName </text:p>
      <text:p text:style-name="P43"><text:s text:c="6"/><text:tab/>-m substitutionModel </text:p>
      <text:p text:style-name="P43"><text:s text:c="6"/><text:tab/>[-c] </text:p>
      <text:p text:style-name="P43"><text:s text:c="6"/><text:tab/>[-q] </text:p>
      <text:p text:style-name="P43"><text:s text:c="6"/><text:tab/>[-h] </text:p>
      <text:p text:style-name="P43"/>
      <text:p text:style-name="P43"><text:tab/><text:tab/>-m <text:s text:c="2"/>Type of Data: </text:p>
      <text:p text:style-name="P43"/>
      <text:p text:style-name="P43"><text:tab/><text:tab/><text:tab/>For DNA data use: <text:s text:c="3"/>DNA </text:p>
      <text:p text:style-name="P43"><text:s text:c="5"/><text:tab/> <text:s text:c="4"/>For AA data use: <text:s text:c="4"/>PROT </text:p>
      <text:p text:style-name="P43"/>
      <text:p text:style-name="P43"><text:tab/><text:tab/>-c <text:s text:c="2"/>disable site pattern compression </text:p>
      <text:p text:style-name="P43"/>
      <text:p text:style-name="P43"><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35">RAxML </text:span>manual. </text:p>
      <text:p text:style-name="P43"><text:tab/><text:tab/>-h <text:s text:c="2"/>Display this help message. </text:p>
      <text:p text:style-name="P1"/>
      <text:p text:style-name="P28"/>
      <text:p text:style-name="P28">Now let's use the parse-examl to transform the test file into a binary file by typing:</text:p>
      <text:p text:style-name="P1"/>
      <text:p text:style-name="P55">./parse-examl -s ../testData/49 -m DNA -n 49.unpartitioned</text:p>
      <text:p text:style-name="P1"/>
      <text:p text:style-name="P28">So we are transforming an unpartitioned phylip file with 49 DNA sequences into a binary file. The parser directory will now contain a file called:</text:p>
      <text:p text:style-name="P1"/>
      <text:p text:style-name="P55">49.unpartitioned.binary</text:p>
      <text:p text:style-name="P1"/>
      <text:p text:style-name="P28">that can be read by ExaML.</text:p>
      <text:p text:style-name="P28"/>
      <text:p text:style-name="P34">The parser will also print the following useful output to screen:</text:p>
      <text:p text:style-name="P34"/>
      <text:p text:style-name="P56">gappyness: 0.074048 </text:p>
      <text:p text:style-name="P56">Pattern compression: ON </text:p>
      <text:p text:style-name="P56"/>
      <text:p text:style-name="P56">Alignment has 51 completely undetermined sites that will be automatically removed from the binary alignment file </text:p>
      <text:p text:style-name="P56"/>
      <text:p text:style-name="P56">Your alignment has 628 unique patterns </text:p>
      <text:p text:style-name="P56"/>
      <text:p text:style-name="P56">Under CAT the memory required by ExaML for storing CLVs and tip vectors will be </text:p>
      <text:p text:style-name="P56">1015476 bytes </text:p>
      <text:p text:style-name="P56">991 kiloBytes </text:p>
      <text:p text:style-name="P56"><text:soft-page-break/>0 MegaBytes </text:p>
      <text:p text:style-name="P56">0 GigaBytes </text:p>
      <text:p text:style-name="P56"/>
      <text:p text:style-name="P56">Under GAMMA the memory required by ExaML for storing CLVs and tip vectors will be </text:p>
      <text:p text:style-name="P56">3969588 bytes </text:p>
      <text:p text:style-name="P56">3876 kiloBytes </text:p>
      <text:p text:style-name="P56">3 MegaBytes </text:p>
      <text:p text:style-name="P56">0 GigaBytes </text:p>
      <text:p text:style-name="P56"><text:s/></text:p>
      <text:p text:style-name="P56">Please note that, these are just the memory requirements for doing likelihood calculations! </text:p>
      <text:p text:style-name="P56">To be on the safe side, we recommend that you execute ExaML on a system with twice that memory. </text:p>
      <text:p text:style-name="P56"/>
      <text:p text:style-name="P56">Binary and compressed alignment file written to file 49.unpartitioned.binary </text:p>
      <text:p text:style-name="P56"/>
      <text:p text:style-name="P56">Parsing completed, exiting now ... </text:p>
      <text:p text:style-name="P1"/>
      <text:p text:style-name="P31"><text:span text:style-name="T36">So let's see why this is useful information. First of all, the proportion of gaps/missing data is interesting (it's 7.4% here), since this can be used as a guide to determine if it makes sense to use the </text:span><text:span text:style-name="T4">-S</text:span><text:span text:style-name="T36"> memory saving option for gappy alignments in ExaML. Roughly speaking, using that option in ExaML makes sense if the gappyness is above 30%, i.e., above 0.3. </text:span></text:p>
      <text:p text:style-name="P31"><text:span text:style-name="T36">Next, the parser tells you that there are 51 alignment sites in the alignment that consist of fully undetermined characters (</text:span><text:span text:style-name="T4">N, ?, -,</text:span><text:span text:style-name="T36"> etc.) and contain no signal. This is a bot worrisome, since something may have gone wrong during alignment assembly. Nonetheless, the parser will automatically remove these sites.</text:span></text:p>
      <text:p text:style-name="P35">Next, the parser tells you how many distinct site patterns the alignment has which is important for figuring out the computational requirements in terms of memory usage.</text:p>
      <text:p text:style-name="P35">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35"/>
      <text:p text:style-name="P36">Note that, if you have an alignment that requires, for instance, 500GB of RAM it can run on 50 cores with 1GB RAM per core, since ExaML distributes the memory requirements evenly over all cores.</text:p>
      <text:p text:style-name="P31"/>
      <text:p text:style-name="P4"><text:span text:style-name="T12">If we want to partition the data, we will have to pass a standard RAxML partition file </text:span><text:span text:style-name="T17">(see RAxML manual for a very detailed explanation) </text:span><text:span text:style-name="T12">to </text:span><text:span text:style-name="T3">parse-examl</text:span>, e.g:</text:p>
      <text:p text:style-name="P1"/>
      <text:p text:style-name="P55"><text:soft-page-break/>./parse-examl -s ../testData/49 -q ../testData/49.model -m DNA <text:tab/>-n 49.partitioned</text:p>
      <text:p text:style-name="P1"/>
      <text:p text:style-name="P28">This will generate a file called </text:p>
      <text:p text:style-name="P28"/>
      <text:p text:style-name="P55">49.partitioned.binary</text:p>
      <text:p text:style-name="P1"/>
      <text:p text:style-name="P7"><text:span text:style-name="T2">WARNING:</text:span><text:span text:style-name="T37"> </text:span>Note that, every time you change the partition scheme, you will have to re-generate a binary alignment file that encodes the <text:span text:style-name="T37">new </text:span>partitioning scheme!</text:p>
      <text:p text:style-name="P8"><text:span text:style-name="T37">A common question is how one can tell the parser to use a specific protein substitution model, e.g., </text:span><text:span text:style-name="T5">WAGF</text:span><text:span text:style-name="T37"> (WAG with empirical base frequencies) or to optimize the base frequencies for DNA data (</text:span><text:span text:style-name="T5">DNAX</text:span><text:span text:style-name="T37">)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0"/>
      <text:p text:style-name="P64">WAGF, p1=1-1000</text:p>
      <text:p text:style-name="P64"/>
      <text:p text:style-name="P53">and for DNA data with a ML estimate of base frequencies:</text:p>
      <text:p text:style-name="P51"/>
      <text:p text:style-name="P51"><text:tab/>DNAX, p1=1-1000</text:p>
      <text:p text:style-name="P5"/>
      <text:p text:style-name="P13">Generating Starting Trees</text:p>
      <text:p text:style-name="P5"/>
      <text:p text:style-name="P8">Now, we are almost ready to start an ExaML run. However, you also need to provide a starting tree to ExaML by using, for instance <text:span text:style-name="T37">the </text:span><text:span text:style-name="T5">p</text:span><text:span text:style-name="T3">arsimonator</text:span> <text:span text:style-name="T37">(see </text:span><text:a xlink:type="simple" xlink:href="http://sco.h-its.org/exelixis/web/software/parsimonator/index.html"><text:span text:style-name="T37">http://sco.h-its.org/exelixis/web/software/parsimonator/index.html</text:span></text:a><text:span text:style-name="T37">) code </text:span>or</text:p>
      <text:p text:style-name="P8">standard RAxML.</text:p>
      <text:p text:style-name="P8"/>
      <text:p text:style-name="P79">By using the following command you can generate a randomized stepwise addition order parsimony tree with RAxML:</text:p>
      <text:p text:style-name="P79"/>
      <text:p text:style-name="P105">raxmlHPC-AVX -y -m GTRCAT -p 12345 -s ../testData/49 -n <text:tab/>StartingTree</text:p>
      <text:p text:style-name="P105"/>
      <text:p text:style-name="P113">Note that, if possible you should use the <text:span text:style-name="T3">AVX</text:span> version of RAxML since the parsimony calculations have been optimized with <text:span text:style-name="T3">SSE3</text:span> and <text:span text:style-name="T3">AVX</text:span> vector intrinsics and the <text:span text:style-name="T3">AVX</text:span> version is the fastest. In addition, when generating several parsimony trees make sure to pass different random seeds via <text:span text:style-name="T3">-p</text:span>, otherwise you will always obtain the same tree!</text:p>
      <text:p text:style-name="P113"/>
      <text:p text:style-name="P113">To generate a complete random starting tree type:</text:p>
      <text:p text:style-name="P113"/>
      <text:p text:style-name="P113"><text:tab/><text:span text:style-name="T3">raxmlHPC-AVX -y -d -m GTRCAT -p 12345 -s ../testData/49 -n <text:tab/><text:tab/><text:tab/>RandomStartingTree</text:span></text:p>
      <text:p text:style-name="P79"/>
      <text:p text:style-name="P113"><text:soft-page-break/>As above, for generating several random starting trees make sure to pass different random seeds via <text:span text:style-name="T3">-p</text:span>, otherwise you will always obtain the same tree!</text:p>
      <text:p text:style-name="P7"/>
      <text:p text:style-name="P13">ExaML</text:p>
      <text:p text:style-name="P48"/>
      <text:p text:style-name="P48">What can <text:span text:style-name="T53">ExaML</text:span> compute?</text:p>
      <text:p text:style-name="P45"/>
      <text:p text:style-name="P46"><text:span text:style-name="T26">As already mentioned, </text:span><text:span text:style-name="T27">ExaML</text:span><text:span text:style-name="T26"> is a strapped-down version of the standard RAxML distribution (currently version </text:span><text:span text:style-name="T27">8.1.15</text:span><text:span text:style-name="T26">). It is meant to be used in combination with standard RAxML or the </text:span><text:span text:style-name="T9">parsimonator</text:span><text:span text:style-name="T26"> (also available </text:span><text:span text:style-name="T27">at </text:span><text:a xlink:type="simple" xlink:href="http://www.exelixis-lab.org/software.html"><text:span text:style-name="T27">www.exelixis-lab.org/software.html</text:span></text:a><text:span text:style-name="T26">) program for analyzing very large trees </text:span><text:span text:style-name="T28">under parsimony</text:span><text:span text:style-name="T26">. As such, the only </text:span><text:span text:style-name="T27">two </text:span><text:span text:style-name="T26">thing</text:span><text:span text:style-name="T27">s</text:span><text:span text:style-name="T26"> </text:span><text:span text:style-name="T27">ExaML</text:span><text:span text:style-name="T26"> can do is to infer trees under Maximum Likelihood, given a pre-computed (e.g., with standard RAxML or the </text:span><text:span text:style-name="T9">parsimonator</text:span><text:span text:style-name="T26">) starting tree </text:span><text:span text:style-name="T27">or to evaluate a set of given, fixed trees under Maximum Likelihood</text:span><text:span text:style-name="T26">. </text:span></text:p>
      <text:p text:style-name="P46"><text:span text:style-name="T26">It can not do bootstraps, searches on multiple </text:span><text:span text:style-name="T27">starting </text:span><text:span text:style-name="T26">trees, </text:span><text:span text:style-name="T27">or </text:span><text:span text:style-name="T26">compute starting trees </text:span><text:span text:style-name="T27">on its own</text:span><text:span text:style-name="T26">. </text:span><text:span text:style-name="T27">This requires some scripting. The rationale is that all these pre-co</text:span><text:span text:style-name="T28">m</text:span><text:span text:style-name="T27">putation steps can be done on a smaller server and will therefore not consume valuable CPU time on the large clusters and supercomputers that ExaML has been designed for.</text:span></text:p>
      <text:p text:style-name="P22"/>
      <text:p text:style-name="P7"><text:span text:style-name="T53">But let's get started with ExaML now. </text:span>We have included a starting tree in the <text:span text:style-name="T3">testData</text:span> directory, such that we can now run ExaML.</text:p>
      <text:p text:style-name="P7"/>
      <text:p text:style-name="P7">For this we will have to change into the ExaML directory by typing: </text:p>
      <text:p text:style-name="P6"/>
      <text:p text:style-name="P66">cd ../examl</text:p>
      <text:p text:style-name="P6"/>
      <text:p text:style-name="P7">On-line help regarding ExaML command line options can be obtained by typing:</text:p>
      <text:p text:style-name="P6"/>
      <text:p text:style-name="P66">./examl -h</text:p>
      <text:p text:style-name="P6"/>
      <text:p text:style-name="P7">which will yield the following output:</text:p>
      <text:p text:style-name="P6"/>
      <text:p text:style-name="P14">examl|examl-AVX </text:p>
      <text:p text:style-name="P14"><text:tab/>-s binarySequenceFileName </text:p>
      <text:p text:style-name="P14"><text:tab/>-n outputFileNames </text:p>
      <text:p text:style-name="P14"><text:s text:c="5"/>-m rateHeterogeneityModel </text:p>
      <text:p text:style-name="P14"><text:tab/>-t userStartingTree|-R binaryCheckpointFile|-g constraintTree</text:p>
      <text:p text:style-name="P14"><text:tab/>-p randomNumberSeed </text:p>
      <text:p text:style-name="P14"><text:tab/>[-a] </text:p>
      <text:p text:style-name="P14"><text:tab/>[-B numberOfMLtreesToSave] </text:p>
      <text:p text:style-name="P14"><text:tab/>[-c numberOfCategories] </text:p>
      <text:p text:style-name="P14"><text:tab/>[-D] </text:p>
      <text:p text:style-name="P14"><text:tab/>[-e likelihoodEpsilon] </text:p>
      <text:p text:style-name="P14"><text:tab/>[-f d|e|E|o] </text:p>
      <text:p text:style-name="P14"><text:tab/>[-h] </text:p>
      <text:p text:style-name="P14"><text:tab/>[-i initialRearrangementSetting] </text:p>
      <text:p text:style-name="P14"><text:soft-page-break/><text:tab/>[-M] </text:p>
      <text:p text:style-name="P14"><text:tab/>[-S] </text:p>
      <text:p text:style-name="P14"><text:tab/>[-v] </text:p>
      <text:p text:style-name="P14"><text:tab/>[-w outputDirectory] </text:p>
      <text:p text:style-name="P14"><text:tab/>[--auto-prot=ml|bic|aic|aicc] </text:p>
      <text:p text:style-name="P14"/>
      <text:p text:style-name="P14"><text:tab/>-a<text:tab/>use the median for the discrete approximation of the GAMMA <text:tab/><text:tab/>model of rate heterogeneity </text:p>
      <text:p text:style-name="P14"/>
      <text:p text:style-name="P14"><text:tab/><text:tab/>DEFAULT: OFF </text:p>
      <text:p text:style-name="P14"/>
      <text:p text:style-name="P65"><text:tab/><text:span text:style-name="T13">Comment:</text:span><text:span text:style-name="T18"> typically using the median instead of the average yields </text:span></text:p>
      <text:p text:style-name="P72">slightly better likelihood values, without increasing the number of </text:p>
      <text:p text:style-name="P72">parameters. Hence, enabling this option is recommended.</text:p>
      <text:p text:style-name="P14"/>
      <text:p text:style-name="P15"><text:tab/>-B<text:tab/>specify the number of best ML trees to save and print to <text:tab/><text:tab/><text:tab/>file </text:p>
      <text:p text:style-name="P15"/>
      <text:p text:style-name="P65"><text:tab/><text:span text:style-name="T13">Comment:</text:span><text:span text:style-name="T18"> </text:span><text:span text:style-name="T19">This can be used to not only save the final best-scoring ML </text:span></text:p>
      <text:p text:style-name="P73">tree, <text:tab/>but also trees that were encountered during the tree search.</text:p>
      <text:p text:style-name="P14"/>
      <text:p text:style-name="P14"><text:tab/>-c<text:tab/>Specify number of distinct rate catgories for ExaML when <text:tab/><text:tab/><text:tab/>modelOfEvolution is set to GTRPSR .</text:p>
      <text:p text:style-name="P14"><text:tab/><text:tab/>Individual per-site rates are categorized into <text:tab/><text:tab/><text:tab/><text:tab/><text:tab/>numberOfCategories rate categories to accelerate <text:tab/><text:tab/><text:tab/><text:tab/><text:tab/>computations. </text:p>
      <text:p text:style-name="P14"/>
      <text:p text:style-name="P14"><text:tab/><text:tab/>DEFAULT: 25 </text:p>
      <text:p text:style-name="P14"/>
      <text:p text:style-name="P65"><text:tab/><text:span text:style-name="T14">Comment:</text:span><text:span text:style-name="T38"> </text:span><text:span text:style-name="T19">It is probably best to leave this unchanged. </text:span></text:p>
      <text:p text:style-name="P67"><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14"/>
      <text:p text:style-name="P68"><text:s text:c="6"/><text:tab/><text:tab/>-D<text:tab/>ML search convergence criterion. This will break off ML </text:p>
      <text:p text:style-name="P68"><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14"><text:s text:c="9"/><text:tab/>On trees with more than 500 taxa this will yield execution <text:tab/><text:tab/>time improvements of approximately 50% <text:span text:style-name="T38">w</text:span>hile yielding only <text:tab/><text:tab/>slightly worse trees. </text:p>
      <text:p text:style-name="P14"/>
      <text:p text:style-name="P14"><text:s text:c="10"/>DEFAULT: OFF </text:p>
      <text:p text:style-name="P14"/>
      <text:p text:style-name="P70"><text:span text:style-name="T14">Comment:</text:span><text:span text:style-name="T19"> </text:span><text:span text:style-name="T20">For performance details of this option, please see the </text:span><text:soft-page-break/><text:span text:style-name="T20">following <text:tab/>book chapter: A. Stamatakis: "Phylogenetic Search Algorithms for Maximum Likelihood". In M. Elloumi, A.Y. Zomaya, editors. Algorithms in Computational Biology: techniques, Approaches and Applications, 547-577, John Wiley and Sons, 2011.</text:span></text:p>
      <text:p text:style-name="P74"><text:span text:style-name="T33">An example</text:span><text:span text:style-name="T34"> is outlined in the log likelihood score over execution time plot below for a single-gene </text:span><text:span text:style-name="T50">dataset with 34,584 taxa. The </text:span><text:span text:style-name="T10">-D</text:span><text:span text:style-name="T50"> option will help you to spare the time the program </text:span><text:span text:style-name="T34">spends in the gray-shaded convergence plateau.</text:span></text:p>
      <text:p text:style-name="P69"><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71"/>
      <text:p text:style-name="P14"/>
      <text:p text:style-name="P14"><text:tab/>-e<text:tab/>set model optimization precision in log likelihood units <text:tab/><text:tab/><text:tab/>for final optimization of model parameters </text:p>
      <text:p text:style-name="P14"/>
      <text:p text:style-name="P14"><text:s text:c="10"/>DEFAULT: 0.1 </text:p>
      <text:p text:style-name="P14"/>
      <text:p text:style-name="P14"><text:tab/><text:tab/><text:span text:style-name="T15">Comment:</text:span><text:span text:style-name="T20"> Analogous to the correspondig standard RAxML option.</text:span></text:p>
      <text:p text:style-name="P14"/>
      <text:p text:style-name="P14"><text:tab/>-f<text:tab/>select algorithm: </text:p>
      <text:p text:style-name="P14"/>
      <text:p text:style-name="P14"><text:tab/><text:tab/>"-f d": new rapid hill-climbing </text:p>
      <text:p text:style-name="P16"><text:s text:c="22"/></text:p>
      <text:p text:style-name="P16"><text:tab/><text:tab/>DEFAULT: ON </text:p>
      <text:p text:style-name="P14"/>
      <text:p text:style-name="P14"><text:tab/><text:tab/>"-f e": compute the likelihood of a bunch of trees passed <text:tab/><text:tab/><text:tab/>via -t . <text:span text:style-name="T39">T</text:span>his option will do a quick and dirty optimization <text:tab/><text:tab/>without re-optimizng the model parameters for each tree.</text:p>
      <text:p text:style-name="P14"/>
      <text:p text:style-name="P14"><text:tab/><text:tab/>"-f E": compute the likelihood of a bunch of trees passed <text:tab/><text:tab/><text:tab/>via -t this option will do a thorough optimization that re-<text:tab/><text:tab/>optimizes the model parameters for each tree.</text:p>
      <text:p text:style-name="P14"/>
      <text:p text:style-name="P21"><text:tab/><text:tab/><text:span text:style-name="T15">Comment:</text:span><text:span text:style-name="T20"> </text:span><text:span text:style-name="T23">Note that, checkpointing is also implemented for the </text:span><text:span text:style-name="T6">-f e </text:span><text:span text:style-name="T23"><text:tab/><text:tab/>and </text:span><text:span text:style-name="T6">-f E</text:span><text:span text:style-name="T23"> options!</text:span></text:p>
      <text:p text:style-name="P14"><text:soft-page-break/></text:p>
      <text:p text:style-name="P14"><text:s text:c="8"/><text:tab/>"-f o": old and slower rapid hill-climbing without <text:tab/><text:tab/><text:tab/><text:tab/>heuristic cutoff </text:p>
      <text:p text:style-name="P14"/>
      <text:p text:style-name="P14"><text:s text:c="10"/>DEFAULT for "-f": new rapid hill climbing </text:p>
      <text:p text:style-name="P14"/>
      <text:p text:style-name="P52"><text:tab/><text:tab/><text:span text:style-name="T15">Comment:</text:span><text:span text:style-name="T20"> For very broad phylogenomic datasets we recommend <text:tab/><text:tab/><text:tab/>that users also test the performance of the </text:span><text:span text:style-name="T39">-f o</text:span><text:span text:style-name="T20"> option. The <text:tab/><text:tab/><text:tab/><text:tab/>performance differences between -f o and -f d are described in the <text:tab/><text:tab/><text:tab/>following paper: A. Stamatakis, <text:s/>F. Blagojevic, C.D. Antonopoulos, D.S. </text:span></text:p>
      <text:p text:style-name="P71">Nikolopoulos: "Exploring new Search Algorithms and Hardware for Phylogenetics: RAxML meets the IBM Cell". In Journal of VLSI Signal Processing Systems, 48(3):271-286, 2007. </text:p>
      <text:p text:style-name="P14"/>
      <text:p text:style-name="P14"/>
      <text:p text:style-name="P14"><text:tab/>-g<text:tab/>Pass a multi-furcating constraint tree to ExaML. The tree <text:tab/><text:tab/><text:tab/>needs to contain all taxa of the alignment! </text:p>
      <text:p text:style-name="P14"><text:tab/><text:tab/>When using this option you also need to specify a random <text:tab/><text:tab/><text:tab/>number seed via "-p" !</text:p>
      <text:p text:style-name="P14"/>
      <text:p text:style-name="P14"><text:tab/><text:tab/><text:span text:style-name="T15">Comment:</text:span><text:span text:style-name="T20"> Analogous to the corresponding standard RAxML option. <text:tab/><text:tab/><text:tab/>The random number seed is required because multi-furcations will <text:tab/><text:tab/><text:tab/>initially be resolved randomly and then refined via a Maximum <text:tab/><text:tab/><text:tab/><text:tab/>Likelihood search.</text:span></text:p>
      <text:p text:style-name="P14"/>
      <text:p text:style-name="P14"><text:tab/>-h<text:tab/>Display this help message. </text:p>
      <text:p text:style-name="P14"/>
      <text:p text:style-name="P14"><text:tab/>-i <text:tab/>Initial rearrangement setting for the subsequent <text:tab/><text:tab/><text:tab/><text:tab/><text:tab/>application of topological changes phase </text:p>
      <text:p text:style-name="P14"/>
      <text:p text:style-name="P16"><text:tab/><text:tab/><text:span text:style-name="T15">Comment:</text:span><text:span text:style-name="T20"> Analogous to the corresponding standard RAxML option. </text:span></text:p>
      <text:p text:style-name="P14"/>
      <text:p text:style-name="P14"><text:tab/>-m <text:s text:c="2"/>Model of rate heterogeneity </text:p>
      <text:p text:style-name="P16"><text:tab/><text:tab/></text:p>
      <text:p text:style-name="P16"><text:tab/><text:tab/>select "-m PSR" for the per-site rate category model (this <text:tab/><text:tab/>used to be called CAT in RAxML) </text:p>
      <text:p text:style-name="P16"><text:tab/></text:p>
      <text:p text:style-name="P14"><text:tab/><text:tab/>select "-m GAMMA" for the gamma model of rate heterogeneity <text:tab/><text:tab/>with 4 discrete rates </text:p>
      <text:p text:style-name="P14"/>
      <text:p text:style-name="P14"><text:tab/><text:tab/><text:span text:style-name="T15">Comment: </text:span><text:span text:style-name="T20">The selected model of rate heterogeneity will be applied <text:tab/><text:tab/><text:tab/>to all partitions; one can not assign </text:span><text:span text:style-name="T39">PSR</text:span><text:span text:style-name="T20"> to some partitions and <text:tab/><text:tab/><text:tab/><text:tab/></text:span><text:span text:style-name="T39">GAMMA</text:span><text:span text:style-name="T20"> to some others. Also note that, on large phylogenomic <text:tab/><text:tab/><text:tab/><text:tab/>datasets with an insuficiient number of taxa (below roughly 100) </text:span><text:span text:style-name="T39">PSR</text:span><text:span text:style-name="T20"> <text:tab/><text:tab/><text:tab/>may yield suboptimal results. We therefore recommend to always also <text:tab/><text:tab/>do some initial tree searches under </text:span><text:span text:style-name="T39">GAMMA</text:span><text:span text:style-name="T20">.</text:span></text:p>
      <text:p text:style-name="P14"/>
      <text:p text:style-name="P14"><text:soft-page-break/><text:tab/>-<text:span text:style-name="T40">M<text:tab/></text:span>Switch on estimation of individual per-partition branch <text:tab/><text:tab/><text:tab/>lengths. Only has effect when used in combination with "-q" </text:p>
      <text:p text:style-name="P14"><text:s text:c="9"/><text:tab/>Branch lengths for individual partitions will be printed to <text:tab/><text:tab/>separate files .</text:p>
      <text:p text:style-name="P14"><text:tab/><text:tab/>A weighted average of the branch lengths is computed by <text:tab/><text:tab/><text:tab/>using the respective partition lengths </text:p>
      <text:p text:style-name="P14"/>
      <text:p text:style-name="P14"><text:tab/><text:tab/>DEFAULT: OFF </text:p>
      <text:p text:style-name="P14"/>
      <text:p text:style-name="P17"><text:tab/><text:tab/><text:span text:style-name="T15">Comment:</text:span><text:span text:style-name="T20"> Analogous to the corresponding standard RAxML option.</text:span></text:p>
      <text:p text:style-name="P14"/>
      <text:p text:style-name="P14"><text:tab/>-n <text:s text:c="2"/>Specifies the name of the output file. </text:p>
      <text:p text:style-name="P14"/>
      <text:p text:style-name="P18"><text:tab/><text:tab/><text:span text:style-name="T15">Comment:</text:span><text:span text:style-name="T20"> Analogous to the corresponding standard RAxML option.</text:span></text:p>
      <text:p text:style-name="P14"/>
      <text:p text:style-name="P14"><text:tab/>-p<text:tab/>Specify a random number seed, required in conjunction with <text:tab/><text:tab/>the "-g" option for constraint trees </text:p>
      <text:p text:style-name="P14"/>
      <text:p text:style-name="P18"><text:tab/><text:tab/><text:span text:style-name="T15">Comment:</text:span><text:span text:style-name="T20"> Analogous to the corresponding standard RAxML option.</text:span></text:p>
      <text:p text:style-name="P14"/>
      <text:p text:style-name="P18"><text:tab/>-R<text:tab/>read in a binary checkpoint file called<text:tab/><text:tab/><text:tab/></text:p>
      <text:p text:style-name="P18"><text:tab/><text:tab/>ExaML_binaryCheckpoint.RUN_ID_number </text:p>
      <text:p text:style-name="P18"/>
      <text:p text:style-name="P19"><text:tab/><text:tab/><text:span text:style-name="T15">Comment:</text:span><text:span text:style-name="T20"> </text:span><text:span text:style-name="T21">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1">-R </text:span><text:span text:style-name="T21">you can omit specifying </text:span><text:span text:style-name="T41">-t</text:span><text:span text:style-name="T21"> because the starting <text:tab/><text:tab/><text:tab/>tree is not required anymore and the intermediate tree has been <text:tab/><text:tab/><text:tab/>stored in the checkpoint file. </text:span></text:p>
      <text:p text:style-name="P19"><text:span text:style-name="T21"><text:tab/><text:tab/></text:span><text:span text:style-name="T22">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2"><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14"/>
      <text:p text:style-name="P14"><text:tab/>-s<text:tab/>Specify the name of the BINARY alignment data file <text:tab/><text:tab/><text:tab/><text:tab/>generated by the parser component </text:p>
      <text:p text:style-name="P14"/>
      <text:p text:style-name="P14"><text:tab/>-S<text:tab/>turn on memory saving option for gappy multi-gene <text:tab/><text:tab/><text:tab/><text:tab/>alignments. For large and gappy datasets specify -S to save <text:tab/><text:tab/>memory .</text:p>
      <text:p text:style-name="P14"><text:tab/><text:tab/>This will produce slightly different likelihood values, may <text:tab/><text:tab/>be a bit slower but can reduce memory consumption </text:p>
      <text:p text:style-name="P14"><text:tab/><text:tab/>from 70GB to 19GB on very large and gappy datasets </text:p>
      <text:p text:style-name="P14"><text:soft-page-break/></text:p>
      <text:p text:style-name="P19"><text:tab/><text:tab/><text:span text:style-name="T16">Comment:</text:span><text:span text:style-name="T22"> Equivalent to the standard RAxML </text:span><text:span text:style-name="T42">-U</text:span><text:span text:style-name="T22"> option. <text:tab/><text:tab/><text:tab/><text:tab/><text:tab/>Corresponding performance results are described in the following <text:tab/><text:tab/><text:tab/>paper </text:span><text:a xlink:type="simple" xlink:href="http://www.biomedcentral.com/1471-2105/12/470"><text:span text:style-name="T22">http://www.biomedcentral.com/1471-2105/12/470</text:span></text:a><text:span text:style-name="T22"> </text:span></text:p>
      <text:p text:style-name="P14"/>
      <text:p text:style-name="P14"><text:tab/>-t<text:tab/>Specify a user starting tree file name in Newick format </text:p>
      <text:p text:style-name="P14"/>
      <text:p text:style-name="P19"><text:tab/><text:tab/><text:span text:style-name="T16">Comment:</text:span><text:span text:style-name="T22"> To avoid tree formatting issues we highly recommend that <text:tab/><text:tab/>you generate starting trees either with </text:span><text:span text:style-name="T42">parsimonator</text:span><text:span text:style-name="T22"> or standard <text:tab/><text:tab/><text:tab/>RAxML. ExaML is guaranteed to properly parse these trees. </text:span><text:span text:style-name="T25">If you are <text:tab/><text:tab/><text:tab/>re-starting ExaML from a checkpoint file, you don't need to specify <text:tab/><text:tab/><text:tab/>the starting tree once again.</text:span></text:p>
      <text:p text:style-name="P14"/>
      <text:p text:style-name="P14"><text:tab/>-v<text:tab/>Display version information </text:p>
      <text:p text:style-name="P14"/>
      <text:p text:style-name="P14"><text:tab/>-w<text:tab/>FULL (!) path to the directory into which ExaML shall write <text:tab/><text:tab/>its output files </text:p>
      <text:p text:style-name="P14"/>
      <text:p text:style-name="P14"><text:tab/><text:tab/>DEFAULT: current directory </text:p>
      <text:p text:style-name="P14"/>
      <text:p text:style-name="P20"><text:span text:style-name="T15"><text:tab/><text:tab/>Comment:</text:span><text:span text:style-name="T20"> Analogous to the corresponding standard RAxML option.</text:span><text:tab/></text:p>
      <text:p text:style-name="P14"/>
      <text:p text:style-name="P14"/>
      <text:p text:style-name="P14"><text:tab/>--auto-prot=ml|bic|aic|aicc When using automatic protein model <text:tab/><text:tab/><text:tab/>selection you can chose the criterion for selecting these <text:tab/><text:tab/><text:tab/>models. </text:p>
      <text:p text:style-name="P14"><text:tab/><text:tab/><text:span text:style-name="T44">Exa</text:span><text:span text:style-name="T43">ML </text:span>will test all available prot subst. models except for <text:tab/><text:tab/>LG4M, LG4X and GTR-based models, with and without empirical <text:tab/><text:tab/>base frequencies. </text:p>
      <text:p text:style-name="P14"><text:s text:c="9"/><text:tab/>You can chose between ML score based selection and the BIC, <text:tab/><text:tab/>AIC, and AICc criteria. </text:p>
      <text:p text:style-name="P14"/>
      <text:p text:style-name="P14"><text:s text:c="10"/>DEFAULT: ml </text:p>
      <text:p text:style-name="P14"/>
      <text:p text:style-name="P21"><text:tab/><text:tab/><text:span text:style-name="T15">Comment:</text:span><text:span text:style-name="T20"> Analogous to the corresponding standard RAxML option.</text:span></text:p>
      <text:p text:style-name="P14"/>
      <text:p text:style-name="P14"/>
      <text:p text:style-name="P9"><text:span text:style-name="T45">Now, given that we know all command line options of </text:span><text:span text:style-name="T7">examl</text:span><text:span text:style-name="T45"> and that we have used </text:span><text:span text:style-name="T8">parse-examl</text:span><text:span text:style-name="T45"> and RAxML or </text:span><text:span text:style-name="T7">p</text:span><text:span text:style-name="T8">arsimonator</text:span><text:span text:style-name="T45"> to generate binary alignment files and starting trees, we are ready to start an ExaML run:</text:span></text:p>
      <text:p text:style-name="P7"/>
      <text:p text:style-name="P7">To execute a simple run using two processors we type:</text:p>
      <text:p text:style-name="P6"/>
      <text:p text:style-name="P109">mpirun.openmpi -np 2 ./examl-AVX -t ../testData/49.tree -m GAMMA <text:s/></text:p>
      <text:p text:style-name="P109"><text:tab/>-s ../parser/49.unpartitioned.binary -n T1 </text:p>
      <text:p text:style-name="P6"/>
      <text:p text:style-name="P6"/>
      <text:p text:style-name="P6"><text:soft-page-break/><text:span text:style-name="T12">Th</text:span><text:span text:style-name="T29">is run will produce the following three plain-text output files:</text:span></text:p>
      <text:p text:style-name="P6"/>
      <text:p text:style-name="P98"><text:span text:style-name="T29"><text:tab/></text:span><text:span text:style-name="T60">ExaML_result.T1<text:tab/></text:span><text:span text:style-name="T29">contains the ML tree in Newick format</text:span></text:p>
      <text:p text:style-name="P77"><text:tab/><text:span text:style-name="T60">ExaML_log.T1</text:span><text:span text:style-name="T58"> <text:tab/><text:tab/>contains a log of the log likelihoods encountered for <text:tab/><text:tab/><text:tab/><text:tab/><text:tab/><text:tab/>different trees during the tree search</text:span></text:p>
      <text:p text:style-name="P77"><text:tab/><text:span text:style-name="T60">ExaML_info.T1<text:tab/><text:tab/></text:span><text:span text:style-name="T58">contains execution information, similar to the <text:tab/><text:tab/><text:tab/><text:tab/><text:tab/><text:tab/><text:tab/>RAxML_info file</text:span></text:p>
      <text:p text:style-name="P77"><text:tab/></text:p>
      <text:p text:style-name="P80">Then, the run also produces a set of binary checkpoint files numbered like this:</text:p>
      <text:p text:style-name="P80"/>
      <text:p text:style-name="P108"><text:span text:style-name="T3">ExaML_binaryCheckpoint.T1_0</text:span></text:p>
      <text:p text:style-name="P108"><text:span text:style-name="T3">ExaML_binaryCheckpoint.T1_1 </text:span></text:p>
      <text:p text:style-name="P108"><text:span text:style-name="T3">…</text:span></text:p>
      <text:p text:style-name="P108"><text:span text:style-name="T3">ExaML_binaryCheckpoint.T1_13</text:span></text:p>
      <text:p text:style-name="P108"/>
      <text:p text:style-name="P81">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60">ExaML_binaryCheckpoint.T1_</text:span><text:span text:style-name="T3">5 </text:span>you can re-start ExaML from this checkpoint as follows:</text:p>
      <text:p text:style-name="P81"/>
      <text:p text:style-name="P81"><text:span text:style-name="T3"><text:tab/>mpirun.openmpi -np 2 ./examl-AVX </text:span></text:p>
      <text:p text:style-name="P81"><text:span text:style-name="T3"><text:tab/><text:tab/>-s ../parser/49.unpartitioned.binary </text:span></text:p>
      <text:p text:style-name="P81"><text:span text:style-name="T3"><text:tab/><text:tab/>-R ExaML_binaryCheckpoint.T1_5 -m GAMMA -n T1_RESTART</text:span></text:p>
      <text:p text:style-name="P79"/>
      <text:p text:style-name="P81">Note that, here you do not need to specify the starting tree via <text:span text:style-name="T3">-t</text:span> again, specifying the checkpoint file name via <text:span text:style-name="T3">-R</text:span> suffices.</text:p>
      <text:p text:style-name="P77"/>
      <text:p text:style-name="P7"><text:span text:style-name="T63">Now, f</text:span>or a tree inference on a partitioned dataset we type:</text:p>
      <text:p text:style-name="P6"/>
      <text:p text:style-name="P109">mpirun.openmpi -np 2 ./examl-AVX <text:s/>-t ../testData/49.tree </text:p>
      <text:p text:style-name="P118">-m GAMMA -s ../parser/49.partitioned.binary -n T2 </text:p>
      <text:p text:style-name="P6"/>
      <text:p text:style-name="P78"><text:span text:style-name="T63">This will produce the same output files as above. </text:span></text:p>
      <text:p text:style-name="P78"/>
      <text:p text:style-name="P78">For better performance do not forget to experiment with the <text:span text:style-name="T3">-S</text:span> option if your dataset has a large fraction of missing data! <text:span text:style-name="T63">The fraction of missing data is indicated by the parser component.</text:span></text:p>
      <text:p text:style-name="P78"/>
      <text:p text:style-name="P82">Now, assume that you have conducted, for instance, several ML searches under the Per site model of rate heterogeneity (<text:span text:style-name="T3">-m PSR</text:span>) and want to evaluate these trees now under the gamma model of rate heterogeneity. </text:p>
      <text:p text:style-name="P82"/>
      <text:p text:style-name="P83">You will first need to concatenate all ML trees you want to evaluate in a single file, using, for instance the Linux <text:span text:style-name="T3">cat</text:span> commad:</text:p>
      <text:p text:style-name="P83"/>
      <text:p text:style-name="P83"><text:tab/><text:span text:style-name="T3">cat ExaML_result.* &gt; treeSet</text:span></text:p>
      <text:p text:style-name="P83"><text:soft-page-break/>Then you can invoke ExaML either as follows:</text:p>
      <text:p text:style-name="P83"/>
      <text:p text:style-name="P110">mpirun.openmpi -np 2 <text:span text:style-name="T66">./examl-AVX </text:span></text:p>
      <text:p text:style-name="P110"><text:span text:style-name="T66"><text:tab/>-s ../parser/49.unpartitioned.binary -t treeSet -f e </text:span></text:p>
      <text:p text:style-name="P110"><text:span text:style-name="T66"><text:tab/>-m GAMMA -n T3</text:span></text:p>
      <text:p text:style-name="P110"/>
      <text:p text:style-name="P114">This will produce several output files:</text:p>
      <text:p text:style-name="P115"/>
      <text:p text:style-name="P115">ExaML_TreeFile.T3</text:p>
      <text:p text:style-name="P115"/>
      <text:p text:style-name="P114">This file contains the evaluated trees with branch lengths in the same order as the input tree file treeSet. </text:p>
      <text:p text:style-name="P114"/>
      <text:p text:style-name="P114">Then, assuming that the input tree set contained two trees, ExaML will produce two additional files:</text:p>
      <text:p text:style-name="P115"/>
      <text:p text:style-name="P115"><text:tab/>ExaML_modelFile.T3.0</text:p>
      <text:p text:style-name="P115"><text:tab/>ExaML_modelFile.T3.1</text:p>
      <text:p text:style-name="P115"/>
      <text:p text:style-name="P114">These files contain information about the estimated model parameters (alpha, GTR rates, tree length, base frequencies) for each partition of the dataset. A separate file is generated for each input tree.</text:p>
      <text:p text:style-name="P114"/>
      <text:p text:style-name="P114">Alternatively, you can invoke ExaML as follows to evaluate trees:</text:p>
      <text:p text:style-name="P114"/>
      <text:p text:style-name="P110">mpirun.openmpi -np 2 <text:span text:style-name="T66">./examl-AVX </text:span></text:p>
      <text:p text:style-name="P110"><text:span text:style-name="T66"><text:tab/>-s ../parser/49.unpartitioned.binary -t treeSet -f E </text:span></text:p>
      <text:p text:style-name="P110"><text:span text:style-name="T66"><text:tab/>-m GAMMA -n T4</text:span></text:p>
      <text:p text:style-name="P111"/>
      <text:p text:style-name="P115"><text:span text:style-name="T12">The only difference between the</text:span> -f e <text:span text:style-name="T12">and</text:span> -f E <text:span text:style-name="T12">options is that with</text:span> -f E <text:span text:style-name="T12">the model parameters for each tree will be estimated completely from scratch each time, whereas under</text:span> -f e <text:span text:style-name="T12">they are just optimized on the first tree in the tree set. Then,</text:span> -f e <text:span text:style-name="T12">will, for all remaining trees only optimize their branch lengths. This is a trade-off between speed and accuracy, since</text:span> -f E <text:span text:style-name="T12">will run much longer than</text:span> -f e.</text:p>
      <text:p text:style-name="P83"/>
      <text:p text:style-name="P94">Production Level Analyses</text:p>
      <text:p text:style-name="P99"/>
      <text:p text:style-name="P84">Here, we will quickly summarize our experiences and insights in running ExaML on the two large phylogenomic datasets (birds &amp; insects) that were both published in <text:span text:style-name="T67">Science</text:span> in 2014.</text:p>
      <text:p text:style-name="P84"/>
      <text:p text:style-name="P84">Generally, broad phylogenomic datasets behave a bit differently than normal datasets in terms of the tree search, since there is just so much data. For the birds we had around 50 entire genomes, while for the insects we had about 140 transcriptomes.</text:p>
      <text:p text:style-name="P84"/>
      <text:p text:style-name="P84"><text:soft-page-break/>Caution is advised with starting trees. Because there is so much data, using randomized stepwise addition, to generate a parsimony tree can frequently yield identical starting trees, despite different random addition orders. </text:p>
      <text:p text:style-name="P84"/>
      <text:p text:style-name="P84">Thus, once you have generated a set of 20-40 parsimony starting trees you should first check how diverse they really are. This can be done with the standard RAxML option <text:span text:style-name="T3">-f r</text:span> that can compute the Robinson-Foulds distances between all trees in a tree set and will also tell you how many distinct tree topologies are in that tree set. </text:p>
      <text:p text:style-name="P84"/>
      <text:p text:style-name="P84">Irrespective of this, you should also always generate 20-40 completely random starting trees (for instance, using standard RAxML), to make sure that the search algorithm is not biased in any way by the starting trees.</text:p>
      <text:p text:style-name="P84"/>
      <text:p text:style-name="P85">Before, running the complete set of ML searches we also advise that you should 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85"/>
      <text:p text:style-name="P85">In a second step, we then c<text:span text:style-name="T70">alculated the scores of all 20 inferred trees under GAMMA with ExaML using </text:span><text:span text:style-name="T61">-f e</text:span><text:span text:style-name="T70"> or </text:span><text:span text:style-name="T61">-f E</text:span><text:span text:style-name="T70">.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85"/>
      <text:p text:style-name="P86">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86"/>
      <text:p text:style-name="P86">This is done as follows: We use ExaML to compute an initial set of say 50 bootstrap trees. We then concatenate them into a single file and then use standard RAxML with the <text:span text:style-name="T3">-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86"/>
      <text:p text:style-name="P86">Note that, <text:span text:style-name="T71">on such large phylogenomic datasets, due to the strong signal, doing 50 or 100 replicates is usually sufficient. Thus, in order not to waste valuable CPU time we highly recommend to use bootstopping.</text:span></text:p>
      <text:p text:style-name="P86"/>
      <text:p text:style-name="P86"/>
      <text:p text:style-name="P117"><text:span text:style-name="T57">Running ExaML on the Intel MIC</text:span></text:p>
      <text:p text:style-name="P7"/>
      <text:p text:style-name="P87"><text:span text:style-name="T72">Since version 3.x ExaML also offers (partial) support for</text:span> <text:span text:style-name="T72">running</text:span> <text:span text:style-name="T72">on </text:span>Intel MIC/Intel Xeon Phi-<text:span text:style-name="T72">based clusters. In the following we will outline how to compile the code and what the limitations are.</text:span></text:p>
      <text:p text:style-name="P93"><text:soft-page-break/>Compiling</text:p>
      <text:p text:style-name="P87"/>
      <text:p text:style-name="P87">Please <text:span text:style-name="T73">first </text:span>set your MPI/MIC environment (ask your sys-admin if unsure) and then <text:span text:style-name="T73">type</text:span>:</text:p>
      <text:p text:style-name="P87"/>
      <text:p text:style-name="P106">make -f Makefile.AVX.gcc</text:p>
      <text:p text:style-name="P106">make -f Makefile.MIC.icc clean</text:p>
      <text:p text:style-name="P106">make -f Makefile.MIC.icc</text:p>
      <text:p text:style-name="P87"/>
      <text:p text:style-name="P87">This will create <text:span text:style-name="T67">two </text:span>executables for both, <text:span text:style-name="T73">the</text:span> host (=CPU) and MIC. <text:span text:style-name="T73">T</text:span>hey <text:span text:style-name="T73">are called </text:span><text:span text:style-name="T3">examl-AVX</text:span> and <text:span text:style-name="T3">examl-MIC</text:span>, respectively.</text:p>
      <text:p text:style-name="P87"/>
      <text:p text:style-name="P93">Running <text:span text:style-name="T73">on the MIC</text:span></text:p>
      <text:p text:style-name="P87"/>
      <text:p text:style-name="P87"><text:span text:style-name="T73">Initially, u</text:span>se <text:span text:style-name="T3">parse-examl</text:span> to generate a binary alignment file as <text:span text:style-name="T73">described before</text:span>.</text:p>
      <text:p text:style-name="P87"/>
      <text:p text:style-name="P87">You might want to allocate MPI ranks <text:span text:style-name="T73">both, </text:span>on host CPUs and MICs (hybrid mode)</text:p>
      <text:p text:style-name="P87">or just on the MICs, depending on your configuration.</text:p>
      <text:p text:style-name="P87"/>
      <text:p text:style-name="P87"><text:span text:style-name="T73">Here is an example command line </text:span>for running ExaML in hybrid mode (16 CPU core<text:span text:style-name="T73">s</text:span> + 2 MIC cards):</text:p>
      <text:p text:style-name="P87"/>
      <text:p text:style-name="P107">mpiexec <text:span text:style-name="T78">-host myhost-ib -n 16 /scratch/examl-AVX -n mictest </text:span></text:p>
      <text:p text:style-name="P112"><text:tab/><text:tab/>-s /scratch/mictest.binary -t /scratch/start.tre </text:p>
      <text:p text:style-name="P107"><text:span text:style-name="T78"><text:tab/><text:tab/>-m GAMMA -w /scratch :</text:span> </text:p>
      <text:p text:style-name="P95"><text:s text:c="10"/><text:tab/><text:span text:style-name="T74">-host myhost-mic0 -n 30 -env OMP_NUM_THREADS 4 </text:span></text:p>
      <text:p text:style-name="P101"><text:tab/><text:tab/><text:tab/>-env KMP_AFFINITY "granularity=fine,balanced" <text:tab/><text:tab/><text:tab/><text:tab/><text:tab/>/scratch/examl-MIC -n mictest </text:p>
      <text:p text:style-name="P101"><text:tab/><text:tab/><text:tab/>-s /scratch/mictest.binary -t /scratch/start.tre </text:p>
      <text:p text:style-name="P101"><text:tab/><text:tab/><text:tab/>-m GAMMA -w /scratch : </text:p>
      <text:p text:style-name="P95"><text:tab/><text:tab/> <text:s text:c="3"/><text:tab/><text:span text:style-name="T76">-host myhost-mic1 -n 30 -env OMP_NUM_THREADS 4 </text:span></text:p>
      <text:p text:style-name="P100"><text:tab/><text:tab/><text:tab/>-env KMP_AFFINITY "granularity=fine,balanced" <text:tab/><text:tab/><text:tab/><text:tab/><text:tab/>/scratch/examl-MIC -n mictest </text:p>
      <text:p text:style-name="P100"><text:s text:c="10"/><text:tab/>-s /scratch/mictest.binary -t /scratch/start.tre </text:p>
      <text:p text:style-name="P100"><text:tab/><text:tab/><text:tab/>-m GAMMA -w /scratch</text:p>
      <text:p text:style-name="P87"/>
      <text:p text:style-name="P88">Here, we use 1 MPI rank per core on the host CPUs. <text:span text:style-name="T73">Also, o</text:span>n each MIC <text:span text:style-name="T73">card</text:span>, we start 30 ranks <text:span text:style-name="T73">with</text:span> 4 OpenMP threads <text:span text:style-name="T73">each. This generates</text:span> 120 threads in total or 2 threads per MIC core. <text:span text:style-name="T73">For better readability we show the commands for starting ExaML on the CPUs in </text:span><text:span text:style-name="T79">green</text:span><text:span text:style-name="T73">, one the first MIC card in </text:span><text:span text:style-name="T75">blue</text:span><text:span text:style-name="T73"> and on the second in </text:span><text:span text:style-name="T77">red</text:span><text:span text:style-name="T73">.</text:span></text:p>
      <text:p text:style-name="P88"/>
      <text:p text:style-name="P88">Changing the ratio of CPU <text:span text:style-name="T73">versus </text:span>MIC ranks allows to fine-tune <text:span text:style-name="T73">the optimal </text:span>load balance <text:span text:style-name="T73">(and thus parallel efficiency)</text:span> for the specific hardware configuration <text:span text:style-name="T68">and</text:span><text:span text:style-name="T73"> dataset </text:span>at hand.</text:p>
      <text:p text:style-name="P87"/>
      <text:p text:style-name="P91">The <text:span text:style-name="T3">KMP_AFFINITY</text:span> environment variable is specific to OpenMP and is used for <text:soft-page-break/>mapping threads to processors. Please refer to the respective <text:span text:style-name="T80">Intel</text:span> documentation web-pages for further details.</text:p>
      <text:p text:style-name="P87"/>
      <text:p text:style-name="P93">Limitations</text:p>
      <text:p text:style-name="P87"/>
      <text:p text:style-name="P87"><text:span text:style-name="T81">The following ExaML options </text:span><text:span text:style-name="T69">are s</text:span><text:span text:style-name="T67">upported</text:span> on the MIC:</text:p>
      <text:list xml:id="list4998389561345384727" text:style-name="L1">
        <text:list-item>
          <text:p text:style-name="P89">DNA and AA <text:span text:style-name="T81">data</text:span></text:p>
        </text:list-item>
        <text:list-item>
          <text:p text:style-name="P89">GAMMA model of rate heterogeneity</text:p>
        </text:list-item>
        <text:list-item>
          <text:p text:style-name="P89">multiple partitions </text:p>
        </text:list-item>
        <text:list-item>
          <text:p text:style-name="P89">all AA substitution matrices supported by ExaML, including LG4<text:span text:style-name="T81">M &amp; LG4X</text:span></text:p>
        </text:list-item>
      </text:list>
      <text:p text:style-name="P87"/>
      <text:p text:style-name="P92">The following ExaML options are currently <text:span text:style-name="T67">not supported</text:span> on the MIC:</text:p>
      <text:list xml:id="list8214594283797856317" text:style-name="L2">
        <text:list-item>
          <text:p text:style-name="P90">bi<text:span text:style-name="T81">nary data</text:span></text:p>
        </text:list-item>
        <text:list-item>
          <text:p text:style-name="P90">PSR model <text:span text:style-name="T81">of rate heterogeneity (it does not fit the architecture well, a mapping would thus be inefficient and too complex) </text:span></text:p>
        </text:list-item>
        <text:list-item>
          <text:p text:style-name="P90">memory saving for gappy alignments (<text:span text:style-name="T3">-S</text:span> option)</text:p>
        </text:list-item>
      </text:list>
      <text:p text:style-name="P87"/>
      <text:p text:style-name="P92">Memory capacity:</text:p>
      <text:p text:style-name="P87"/>
      <text:p text:style-name="P87">Compared to traditional CPUs, MIC cards have significantly l<text:span text:style-name="T81">ess</text:span> memory <text:span text:style-name="T81">available per </text:span>core. <text:span text:style-name="T81">This can cause</text:span> problem<text:span text:style-name="T81">s</text:span> for memory-intensive ML computations. Thus, you should plan <text:span text:style-name="T81">your runs </text:span>carefully <text:span text:style-name="T81">(using the information generated by the parser) </text:span>and split your run over multiple cards, if needed.</text:p>
      <text:p text:style-name="P87"/>
      <text:p text:style-name="P87">Performance:</text:p>
      <text:p text:style-name="P87"><text:s text:c="2"/></text:p>
      <text:p text:style-name="P116">ExaML-MIC performs best on alignments with <text:span text:style-name="T81">a </text:span>large number of sites and few taxa. The latter <text:span text:style-name="T81">limitation </text:span>is due to the limited on-card memory of the MICs (s<text:span text:style-name="T81">ee</text:span> above). <text:span text:style-name="T81">Therefore, you </text:span>might need to use multiple cards if the number of taxa is large.</text:p>
      <text:p text:style-name="P116"/>
      <text:p text:style-name="P116">For <text:span text:style-name="T81">further </text:span>details, please refer to: <text:a xlink:type="simple" xlink:href="http://www.hicomb.org/papers/HICOMB2014-04.pdf">http://www.hicomb.org/papers/HICOMB2014-04.pdf</text:a> </text:p>
      <text:p text:style-name="P7"/>
      <text:p text:style-name="P40">Frequently Asked Questions</text:p>
      <text:p text:style-name="P46"/>
      <text:p text:style-name="P38">Q:<text:span text:style-name="T54"> How can I do bootstraps with </text:span><text:span text:style-name="T55">ExaML</text:span><text:span text:style-name="T54">?</text:span></text:p>
      <text:p text:style-name="P38">A:<text:span text:style-name="T54"> Here, you will once again have to use the standard RAxML version first and do some scripting. Initially you should use standard RAxML to generate bootstrap replicate files, by typing e.g.:</text:span></text:p>
      <text:p text:style-name="P46"/>
      <text:p text:style-name="P57">./raxmlHPC-SSE3 -# 100 -b 12345 -f j -m GTRCAT -s <text:span text:style-name="T57">49</text:span> -n REPS</text:p>
      <text:p text:style-name="P46"/>
      <text:p text:style-name="P103">This will generate 100 BS replicates as indicated in the terminal output:</text:p>
      <text:p text:style-name="P46"/>
      <text:p text:style-name="P104">Printing replicate 0 to /home/stamatak/Desktop/GIT/RAxML-LIGHT/dna.phy.BS0 </text:p>
      <text:p text:style-name="P104">Printing replicate 1 to /home/stamatak/Desktop/GIT/RAxML-LIGHT/dna.phy.BS1 </text:p>
      <text:p text:style-name="P104">Printing replicate 2 to /home/stamatak/Desktop/GIT/RAxML-LIGHT/dna.phy.BS2 </text:p>
      <text:p text:style-name="P104">Printing replicate 3 to /home/stamatak/Desktop/GIT/RAxML-LIGHT/dna.phy.BS3 </text:p>
      <text:p text:style-name="P104">......</text:p>
      <text:p text:style-name="P104">Printing replicate 98 to /home/stamatak/Desktop/GIT/RAxML-LIGHT/dna.phy.BS98 </text:p>
      <text:p text:style-name="P104"><text:soft-page-break/>Printing replicate 99 to /home/stamatak/Desktop/GIT/RAxML-LIGHT/dna.phy.BS99 </text:p>
      <text:p text:style-name="P50"/>
      <text:p text:style-name="P46">Then, you would use standard RAxML again to compute parsimony starting trees for each replicate e.g., via a respective perl script:</text:p>
      <text:p text:style-name="P46"/>
      <text:p text:style-name="P104">#base name of bootstrap replicate file names</text:p>
      <text:p text:style-name="P104">$bsname = "dna.phy.BS"; </text:p>
      <text:p text:style-name="P104"/>
      <text:p text:style-name="P104">#parsimony random number seed range</text:p>
      <text:p text:style-name="P104">$range <text:s/>= 1000000000; </text:p>
      <text:p text:style-name="P104"/>
      <text:p text:style-name="P104"># lopp over 100 bootstrap replicates</text:p>
      <text:p text:style-name="P104">for($i = 0; $i &lt; 100; $i++) </text:p>
      <text:p text:style-name="P104"><text:s/>{ </text:p>
      <text:p text:style-name="P104"/>
      <text:p text:style-name="P104"><text:s text:c="3"/># generate a random number seed for the randomized stepwise addition parsimony tree building process</text:p>
      <text:p text:style-name="P104"><text:s text:c="3"/>$random_number = int(rand($range)); </text:p>
      <text:p text:style-name="P104"/>
      <text:p text:style-name="P104"><text:s text:c="3"/># build the command line string </text:p>
      <text:p text:style-name="P104"><text:s text:c="3"/>$command = "./raxmlHPC-<text:span text:style-name="T81">AVX</text:span> -y -s ".$bsname.$i." -m GTRCAT-n T".$i." -p ".$random_number." \n"; </text:p>
      <text:p text:style-name="P104"/>
      <text:p text:style-name="P104"><text:s text:c="3"/># execute the command</text:p>
      <text:p text:style-name="P104"><text:s text:c="3"/>system($command); </text:p>
      <text:p text:style-name="P104">}</text:p>
      <text:p text:style-name="P50"/>
      <text:p text:style-name="P49"><text:span text:style-name="T54">This will generate 100 parsimony starting trees called </text:span><text:span text:style-name="T62">RAxML_parsimonyTree.T0 .... RAxML_parsimonyTree.T99</text:span><text:span text:style-name="T54">. Note that, it won't make much sense to use the Pthreads version of standard RAxML to compute parsimony starting trees, because (i) it's fast (ii) the parallel efficiency of the Pthreads-based parsimony implementation sucks. Once you have the starting trees you can then launch, e.g., the Pthreads version of RAxML-Light (this is an example perl script <text:s/>that work son our cluster at HITS) as follows to compute the 100 Bootstrap trees:</text:span></text:p>
      <text:p text:style-name="P46"/>
      <text:p text:style-name="P46"/>
      <text:p text:style-name="P50">#base name of bootstrap replicate file names</text:p>
      <text:p text:style-name="P50">$bsname = "dna.phy.BS"; </text:p>
      <text:p text:style-name="P50"/>
      <text:p text:style-name="P50">for($i = 0; $i &lt; 100; $i++) </text:p>
      <text:p text:style-name="P50"><text:s/>{ </text:p>
      <text:p text:style-name="P50"><text:s text:c="3"/>#open a queue submission file that we will populate with commands</text:p>
      <text:p text:style-name="P50"><text:s text:c="3"/>open (F, " &gt;bsinf".$i); </text:p>
      <text:p text:style-name="P50"/>
      <text:p text:style-name="P50"><text:s text:c="3"/># the stuff below is cluster and installation-specific</text:p>
      <text:p text:style-name="P50"><text:s text:c="3"/>print F "#!/bin/bash\n"; </text:p>
      <text:p text:style-name="P50"/>
      <text:p text:style-name="P50"><text:s text:c="3"/>print F "#\$ -S /bin/bash\n"; </text:p>
      <text:p text:style-name="P50"/>
      <text:p text:style-name="P50"><text:s text:c="3"/>print F "#\$ -cwd\n"; </text:p>
      <text:p text:style-name="P50"/>
      <text:p text:style-name="P50"><text:s text:c="3"/>print F "#\$ -j y\n"; </text:p>
      <text:p text:style-name="P50"/>
      <text:p text:style-name="P50"><text:s text:c="3"/>print F "#\$ -pe impi48 48\n"; </text:p>
      <text:p text:style-name="P50"/>
      <text:p text:style-name="P50"><text:s text:c="3"/>print F "#\$ -q test-48.q\n"; </text:p>
      <text:p text:style-name="P50"/>
      <text:p text:style-name="P50"><text:s text:c="3"/>print F "# source module\n"; </text:p>
      <text:p text:style-name="P50"/>
      <text:p text:style-name="P50"><text:s text:c="3"/>print F ". /etc/profile.d/modules.sh\n"; </text:p>
      <text:p text:style-name="P50"/>
      <text:p text:style-name="P50"><text:s text:c="3"/>print F "module load sge gcc/4.3.4\n"; </text:p>
      <text:p text:style-name="P50"/>
      <text:p text:style-name="P50"><text:s text:c="2"/># here we assemble the command line that will execute the Pthreads version of raxmlLight on <text:s text:c="2"/></text:p>
      <text:p text:style-name="P50"><text:s text:c="2"/># shared-memory nodes with 48 cores and 48 threads</text:p>
      <text:p text:style-name="P50"><text:s/>printf F "./raxmlLight-PTHREADS -T 48 -s ".$bsname.$i." -m GTRCAT -t RAxML_parsimonyTree.T".$i." -n BINF_".$i."\n"; </text:p>
      <text:p text:style-name="P50"/>
      <text:p text:style-name="P50"><text:s text:c="3"/># done editing the file, now just close it</text:p>
      <text:p text:style-name="P50"><text:s text:c="3"/>close(F); </text:p>
      <text:p text:style-name="P50"/>
      <text:p text:style-name="P50"><text:s text:c="3"/># now we can automatically submit the job to the queing system :-)</text:p>
      <text:p text:style-name="P50"><text:s text:c="3"/>system("qsub bsinf".$i); </text:p>
      <text:p text:style-name="P50">} </text:p>
      <text:p text:style-name="P50"/>
      <text:p text:style-name="P46">The above script will automatically submit 100 tree inference jobs using raxmlLight-PTHREADS to the batch queuing system on our cluster here at HITS. With some slight modifications, the above script should work on most typical cluster installations.</text:p>
      <text:p text:style-name="P46"/>
      <text:p text:style-name="P49">Q:<text:span text:style-name="T54"> Why is there no GAMMA model of rate heterogeneity available?</text:span></text:p>
      <text:p text:style-name="P49">A:<text:span text:style-name="T54"> For very large trees in terms of number of taxa (above 30,000 taxa approximately) it seems that there are some fundemantal numerical issues with the GAMMA model of rate heterogeneity, which do not allow for computing GAMMA-based likelihood scores using the RAxML likelihood implementation. This probably also holds for most other ML and Bayesian programs.</text:span></text:p>
      <text:p text:style-name="P46"><text:soft-page-break/></text:p>
      <text:p text:style-name="P49">Q:<text:span text:style-name="T54"> What is a large dataset that would be appropriate for RAxML-Light?</text:span></text:p>
      <text:p text:style-name="P49">A:<text:span text:style-name="T54"> Large datasets are either many-taxon datasets with more than 10,000 taxa and a couple of genes (e.g., 10-20 genes) or datasets with a couple of hundred taxa and 1000 genes. </text:span></text:p>
      <text:p text:style-name="P46"/>
      <text:p text:style-name="P49">Q:<text:span text:style-name="T54"> How do I cite RAxML-Light?</text:span></text:p>
      <text:p text:style-name="P49">A: <text:span text:style-name="T54">For the time being just cite it as “RAxML-Light version 1.0.5 by Alexandros Stamatakis”</text:span></text:p>
      <text:p text:style-name="P46"/>
      <text:p text:style-name="P49">Q:<text:span text:style-name="T54"> Under which licence is RAxML-Light available?</text:span></text:p>
      <text:p text:style-name="P49">A:<text:span text:style-name="T54"> It's available under GNU GPL version 3 or later.</text:span></text:p>
      <text:p text:style-name="P46"/>
      <text:p text:style-name="P49">Q:<text:span text:style-name="T54"> How does the MPI version work?</text:span></text:p>
      <text:p text:style-name="P49">A:<text:span text:style-name="T54"> The MPI version just works in an analogous way as the Pthreads version, i.e., multiple MPI processes (in analogy to multiple threads) work concurrently on computing the likelihood on the same underlying tree topology. Instead of communicating and synchronizing computations via shared memory areas, the processes communicate using the Message Passing Interface over some low latency network. A low latency network is required because the processes need to communicate with each other several thousand times per second of execution time. However, they do not exchange much data with each other, so network bandwidth is not a problem. The MPI version is a de novo implementation of the fine-grain MPI parallelization concept for the phylogenetic likelihood function that was originally presented in this paper here [Ott2007]: </text:span><text:a xlink:type="simple" xlink:href="http://wwwkramer.in.tum.de/exelixis/pubs/SC2007.pdf"><text:span text:style-name="T54">http://wwwkramer.in.tum.de/exelixis/pubs/SC2007.pdf</text:span></text:a></text:p>
      <text:p text:style-name="P46"/>
      <text:p text:style-name="P44"><text:span text:style-name="T48">Q:</text:span><text:span text:style-name="T47"> When using the Pthreads or MPI version, can I restart the program from a checkpoint using a different number of processes/threads than in the run that produced the echekpoint?</text:span></text:p>
      <text:p text:style-name="P44"><text:span text:style-name="T48">A:</text:span><text:span text:style-name="T47"> Yes, you can :-)</text:span></text:p>
      <text:p text:style-name="P47"/>
      <text:p text:style-name="P44"><text:span text:style-name="T48">Q:</text:span><text:span text:style-name="T47"> Is there a script to automatically restart RAxML-Light on a cluster with a say 48-hour queue limit?</text:span></text:p>
      <text:p text:style-name="P44"><text:span text:style-name="T48">A:</text:span><text:span text:style-name="T47"> Yes, there is one. John Cazes from the Texas Advanced Computing Center has kindly implemented such scripts which are included in this distribution. They are called: </text:span><text:span text:style-name="T48">checkpoint_bash.sge</text:span><text:span text:style-name="T47"> and </text:span><text:span text:style-name="T48">checkpoint_tcsh.sge </text:span><text:span text:style-name="T46">and will work on the TACC supercomputer</text:span><text:span text:style-name="T47">. If you know that your job will require approximately a total of 10 48-hour jobs you can simply submit 10 such scripted jobs and the queuing system will handle the rest. Note that, those scripts will require some adaptation to your local system, if you are not an expert you should ask your local geeks. We have also included the adapted version of this script for our local cluster at HITS called: </text:span><text:span text:style-name="T48">checkpoint_bash_hits_cluster.sge</text:span><text:span text:style-name="T47">.</text:span></text:p>
      <text:p text:style-name="P47"/>
      <text:p text:style-name="P47"><text:span text:style-name="T1">Q:</text:span> What are the largest trees that can/have be computed with RAxML-Light?</text:p>
      <text:p text:style-name="P23"><text:span text:style-name="T1">A:</text:span> In terms of #taxa a tree with almost 120,000 taxa and a couple of genes. This can run nicely on a single multi-core node with 48 cores and 128GB of memory under the CAT model. I have also analyzed a datasets with 1,481 taxa and 20,000,000 sites using 672 cores and almost 1TB of RAM <text:s/>under the CAT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Lohit Hindi1" svg:font-family="'Lohit Hindi'"/>
    <style:font-face style:name="Courier 10 Pitch" svg:font-family="'Courier 10 Pitch'" style:font-pitch="fixed"/>
    <style:font-face style:name="Bitstream Vera Sans Mono" svg:font-family="'Bitstream Vera Sans Mono'" style:font-family-generic="swiss"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5-01-03T10:36:20.772015430</dc:date>
    <meta:editing-duration>PT4H43M43S</meta:editing-duration>
    <meta:editing-cycles>53</meta:editing-cycles>
    <meta:generator>LibreOffice/4.2.7.2$Linux_X86_64 LibreOffice_project/420m0$Build-2</meta:generator>
    <meta:document-statistic meta:table-count="0" meta:image-count="1" meta:object-count="0" meta:page-count="19" meta:paragraph-count="387" meta:word-count="5486" meta:character-count="35829" meta:non-whitespace-character-count="29836"/>
  </office:meta>
</office:document-meta>
</file>